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54627487628351114"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text:soft-page-break/>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text:soft-page-break/>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text:soft-page-break/>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text:soft-page-break/>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ext:soft-page-break/>(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text:soft-page-break/>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
        </text:list-item>
        <text:list-item>
          <text:p text:style-name="P1">POO</text:p>
          <text:list>
            <text:list-item>
              <text:p text:style-name="P1">première classe</text:p>
              <text:list>
                <text:list-item>
                  <text:p text:style-name="P1">structure de base</text:p>
                  <text:list>
                    <text:list-item>
                      <text:p text:style-name="P1">vocabulaire</text:p>
                      <text:list>
                        <text:list-item>
                          <text:p text:style-name="P1">équivalent type = classe</text:p>
                        </text:list-item>
                        <text:list-item>
                          <text:p text:style-name="P1">équivalent variable = objet / instance</text:p>
                        </text:list-item>
                      </text:list>
                    </text:list-item>
                    <text:list-item>
                      <text:p text:style-name="P1">un dossier pour le programme, un fichier java par classe, portant son nom</text:p>
                    </text:list-item>
                    <text:list-item>
                      <text:p text:style-name="P1">une méthode main par classe normalement, mais on peut en mettre dans plusieurs fichiers, mais une seule sera alors considérée comme point de départ. En fonction de ce qu'on tappe pour interpréter les .class je suppose. Ainsi, on doit pouvoir utiliser les mêmes classes de façon différente en fonction du fichier duquel on démarre le programme.</text:p>
                    </text:list-item>
                    <text:list-item>
                      <text:p text:style-name="P1">encapsulation (ajouts persos : confirmés / infirmés dans chapitres suivants)</text:p>
                      <text:list>
                        <text:list-item>
                          <text:p text:style-name="P1">classes</text:p>
                          <text:list>
                            <text:list-item>
                              <text:p text:style-name="P1">public : tout le monde peut l'appeler</text:p>
                            </text:list-item>
                            <text:list-item>
                              <text:p text:style-name="P1">private, protected, package : ?</text:p>
                            </text:list-item>
                          </text:list>
                        </text:list-item>
                        <text:list-item>
                          <text:p text:style-name="P1">méthodes</text:p>
                          <text:list>
                            <text:list-item>
                              <text:p text:style-name="P1">public : tout le monde peut l'appeler</text:p>
                            </text:list-item>
                            <text:list-item>
                              <text:p text:style-name="P1">private : appel possible uniquement via la classe contenant la méthode</text:p>
                            </text:list-item>
                            <text:list-item>
                              <text:p text:style-name="P1">package : appel possible via toutes les classes de même package</text:p>
                            </text:list-item>
                            <text:list-item>
                              <text:p text:style-name="P1"><text:soft-page-break/>protected : plus sur... accessible dans package et classes héritées ?</text:p>
                            </text:list-item>
                          </text:list>
                        </text:list-item>
                      </text:list>
                    </text:list-item>
                    <text:list-item>
                      <text:p text:style-name="P1">protected par défaut (pose problème pour toString car veut du coup réécrire au lieu d'implémenter)</text:p>
                    </text:list-item>
                    <text:list-item>
                      <text:p text:style-name="P1">on peut apparemment quasiment tout faire (classes, méthodes, attributs...) sans préciser d'encapsulation, sauf toString</text:p>
                    </text:list-item>
                  </text:list>
                </text:list-item>
                <text:list-item>
                  <text:p text:style-name="P1">les constructeurs</text:p>
                  <text:list>
                    <text:list-item>
                      <text:p text:style-name="P1">grossièrement 3 types de variables</text:p>
                      <text:list>
                        <text:list-item>
                          <text:p text:style-name="P1">attributs d'instances</text:p>
                        </text:list-item>
                        <text:list-item>
                          <text:p text:style-name="P1">attributs de classes</text:p>
                        </text:list-item>
                        <text:list-item>
                          <text:p text:style-name="P1">variables locales a une méthode</text:p>
                        </text:list-item>
                      </text:list>
                    </text:list-item>
                    <text:list-item>
                      <text:p text:style-name="P1">un constructeur, lorsqu'il est appelé, résèrve de l'espace en mémoire pour un nouvel objet.</text:p>
                    </text:list-item>
                    <text:list-item>
                      <text:p text:style-name="P1">constructeur sans paramètres</text:p>
                      <text:list>
                        <text:list-item>
                          <text:p text:style-name="P1">particularité paramétrique : aucun paramètre</text:p>
                        </text:list-item>
                        <text:list-item>
                          <text:p text:style-name="P1">rien n'est obligatoire dans le constructeur sans paramètres. Si on le laisse vide, il appelle le constructeur par défaut de tous ses attributs.</text:p>
                        </text:list-item>
                        <text:list-item>
                          <text:p text:style-name="P1">Conseillé tout de même d'y initialiser les attributs.</text:p>
                        </text:list-item>
                        <text:list-item>
                          <text:p text:style-name="P1">On peut rajouter toutes les instructions qu'on veut. Par exemple : un System out pour décrire la construction</text:p>
                        </text:list-item>
                        <text:list-item>
                          <text:p text:style-name="P1">Si on ne met pas de constructeur sans paramètres et qu'on met des constructeurs paramétrés, la classe n'a pas de constructeur sans paramètres. Si on ne met aucun constructeur, elle a un constructeur par défaut vide appellant tous les constructeurs par défaut des attributs.</text:p>
                        </text:list-item>
                      </text:list>
                    </text:list-item>
                    <text:list-item>
                      <text:p text:style-name="P1">syntaxe</text:p>
                      <text:list>
                        <text:list-item>
                          <text:p text:style-name="P1">syntaxe</text:p>
                          <text:list>
                            <text:list-item>
                              <text:p text:style-name="P1">NomClass (paramètres)</text:p>
                            </text:list-item>
                            <text:list-item>
                              <text:p text:style-name="P1">{</text:p>
                              <text:list>
                                <text:list-item>
                                  <text:p text:style-name="P1">corps</text:p>
                                </text:list-item>
                              </text:list>
                            </text:list-item>
                            <text:list-item>
                              <text:p text:style-name="P1">}</text:p>
                            </text:list-item>
                          </text:list>
                        </text:list-item>
                        <text:list-item>
                          <text:p text:style-name="P1">explications</text:p>
                          <text:list>
                            <text:list-item>
                              <text:p text:style-name="P1">juste le type de retour qui est le nom de la classe (puisqu'elle renvoie un nouvel objet du type NomClass) et pas de nom</text:p>
                            </text:list-item>
                            <text:list-item>
                              <text:p text:style-name="P1">paramètres si pas constructeur sans paramètres</text:p>
                            </text:list-item>
                          </text:list>
                        </text:list-item>
                      </text:list>
                    </text:list-item>
                    <text:list-item>
                      <text:p text:style-name="P1">plusieurs constructeurs peuvent cohabiter a condition qu'ils aient des paramètres différents (surcharge du constructeur)</text:p>
                    </text:list-item>
                    <text:list-item>
                      <text:p text:style-name="P1">instancier la classe dans le main grâce au constructeur</text:p>
                      <text:list>
                        <text:list-item>
                          <text:p text:style-name="P1">Classe obj = new Class();</text:p>
                        </text:list-item>
                      </text:list>
                    </text:list-item>
                    <text:list-item>
                      <text:p text:style-name="P1">faire un constructeur paramétré : idem mais avec paramètres en plus</text:p>
                    </text:list-item>
                    <text:list-item>
                      <text:p text:style-name="P1">note : respecter l'ordre des paramètres lors de l'appel d'un constructeur paramétré !!!</text:p>
                    </text:list-item>
                    <text:list-item>
                      <text:p text:style-name="P1">private pour protéger les attributs</text:p>
                    </text:list-item>
                  </text:list>
                </text:list-item>
                <text:list-item>
                  <text:p text:style-name="P1">accesseurs et mutateurs</text:p>
                  <text:list>
                    <text:list-item>
                      <text:p text:style-name="P1">servent à récupérer ou a affecter les attributs</text:p>
                    </text:list-item>
                    <text:list-item>
                      <text:p text:style-name="P1">noms anglais : getters / setteurs</text:p>
                    </text:list-item>
                    <text:list-item>
                      <text:p text:style-name="P1">convention de nommage : getAttribut / setAttribut</text:p>
                    </text:list-item>
                    <text:list-item>
                      <text:p text:style-name="P1">syntaxe, encapsulation, types retours et paramètres</text:p>
                      <text:list>
                        <text:list-item>
                          <text:p text:style-name="P1">getteurs</text:p>
                          <text:list>
                            <text:list-item>
                              <text:p text:style-name="P1">public typeAttribut getAttribut ()</text:p>
                            </text:list-item>
                            <text:list-item>
                              <text:p text:style-name="P1">{</text:p>
                              <text:list>
                                <text:list-item>
                                  <text:p text:style-name="P1">return attribut;</text:p>
                                </text:list-item>
                              </text:list>
                            </text:list-item>
                            <text:list-item>
                              <text:p text:style-name="P1"><text:soft-page-break/>}</text:p>
                            </text:list-item>
                          </text:list>
                        </text:list-item>
                        <text:list-item>
                          <text:p text:style-name="P1">setters</text:p>
                          <text:list>
                            <text:list-item>
                              <text:p text:style-name="P1">void setAttribut (typeAttribut nomAttribut)</text:p>
                            </text:list-item>
                            <text:list-item>
                              <text:p text:style-name="P1">{</text:p>
                              <text:list>
                                <text:list-item>
                                  <text:p text:style-name="P1">this.attribut = nomAttribut;</text:p>
                                </text:list-item>
                              </text:list>
                            </text:list-item>
                            <text:list-item>
                              <text:p text:style-name="P1">}</text:p>
                            </text:list-item>
                          </text:list>
                        </text:list-item>
                      </text:list>
                    </text:list-item>
                    <text:list-item>
                      <text:p text:style-name="P1">faire un exemple de méthode private (ex : catégories de villes)</text:p>
                    </text:list-item>
                    <text:list-item>
                      <text:p text:style-name="P1">this.méthode() / this.attribut appele une méthode / attribut de l'instance courante (pour appeler la méthode private par exemple)</text:p>
                    </text:list-item>
                  </text:list>
                </text:list-item>
                <text:list-item>
                  <text:p text:style-name="P1">les variables de classe</text:p>
                  <text:list>
                    <text:list-item>
                      <text:p text:style-name="P1">attribut de classe = attribut ayant une valeur unique pour toute la classe, n'étant pas propre a chaque objet. Par exemple : le nombre d'objets dans la classe, un taux de TVA etc.</text:p>
                    </text:list-item>
                    <text:list-item>
                      <text:p text:style-name="P1">syntaxe déclaration attribut de classe</text:p>
                      <text:list>
                        <text:list-item>
                          <text:p text:style-name="P1">encapsulation static type nom;</text:p>
                        </text:list-item>
                        <text:list-item>
                          <text:p text:style-name="P1">ex : public statis int nombreInstances;</text:p>
                        </text:list-item>
                      </text:list>
                    </text:list-item>
                    <text:list-item>
                      <text:p text:style-name="P1">syntaxe déclaration accesseur sur attribut de classe</text:p>
                      <text:list>
                        <text:list-item>
                          <text:p text:style-name="P1">encapsulation static type getNom()</text:p>
                        </text:list-item>
                        <text:list-item>
                          <text:p text:style-name="P1">ex : public static int getNombreInstances()</text:p>
                        </text:list-item>
                      </text:list>
                    </text:list-item>
                    <text:list-item>
                      <text:p text:style-name="P1">lien méthodes et utilisation d'attributs statics</text:p>
                      <text:list>
                        <text:list-item>
                          <text:p text:style-name="P1">plus généralement : toute méthode n'utilisant que des attributs de classe doit être déclarée static</text:p>
                        </text:list-item>
                        <text:list-item>
                          <text:p text:style-name="P1">sans doutes pour interdir d'appeler ses méthodes via des objets (appelées uniquement via des classes)</text:p>
                        </text:list-item>
                        <text:list-item>
                          <text:p text:style-name="P1">on appelle de telles méthodes des méthodes de classe, appelées uniquement via les classes</text:p>
                        </text:list-item>
                      </text:list>
                    </text:list-item>
                  </text:list>
                </text:list-item>
                <text:list-item>
                  <text:p text:style-name="P1">le principe d'encapsulation</text:p>
                  <text:list>
                    <text:list-item>
                      <text:p text:style-name="P1">encapsuler, c'est interdire l'accés à certaines choses par des méthodes extérieurs à la classe (attention : à la classe pas a l'objet !!! Si un objet A et un objet B appartiennent à la même classe, et que l'attribut a et privé, B peut très bien modifier A.a !!!)</text:p>
                    </text:list-item>
                    <text:list-item>
                      <text:p text:style-name="P1">utilités</text:p>
                      <text:list>
                        <text:list-item>
                          <text:p text:style-name="P1">permet de contrôler ce qui est fait dans la classe</text:p>
                        </text:list-item>
                        <text:list-item>
                          <text:p text:style-name="P1">évite de laisser rentrer n'importe quelle valeur pour un attribut (ex : un numéro d'élèvre supérieur a 10000)</text:p>
                        </text:list-item>
                        <text:list-item>
                          <text:p text:style-name="P1">peut forcer à systématiquement effectuer une opération lorsqu'on modifie un attribut ou lorsqu'on utilise une méthode privée (ex : changer la catégorie d'une ville automatiquement en changeant son nombre d'habitants... Si nombre d'habitants est public, on peut très bien le changer directement sans toucher à la catégorie de la ville)</text:p>
                        </text:list-item>
                        <text:list-item>
                          <text:p text:style-name="P1">factoriser les modifications sur une variable / une méthode : dès qu'on veut changer quelque chose, pas besoin de regarder toutes les méthodes extérieurs qui toucheraient à tel ou tel attribut par exemple.</text:p>
                        </text:list-item>
                      </text:list>
                    </text:list-item>
                    <text:list-item>
                      <text:p text:style-name="P1">utile surtout aux membres d'une équipe de programmeur par exemple : les autres programmeurs n'ont pas a savoir comment marche le code qu'on a fait, mais juste a connaître les services qu'il rend, et d'autre part il leur est interdit de toucher a notre travail sans suivre nos règles.</text:p>
                    </text:list-item>
                  </text:list>
                </text:list-item>
              </text:list>
            </text:list-item>
            <text:list-item>
              <text:p text:style-name="P1">l'héritage</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1-07T20:13:49</dc:date>
    <dc:creator>yjfjyf jjku</dc:creator>
    <meta:editing-duration>P1DT6H19M8S</meta:editing-duration>
    <meta:editing-cycles>384</meta:editing-cycles>
    <meta:document-statistic meta:table-count="0" meta:image-count="0" meta:object-count="0" meta:page-count="13" meta:paragraph-count="577" meta:word-count="4237" meta:character-count="22483"/>
  </office:meta>
</office:document-meta>
</file>